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5.41pt"/>
    </style:style>
    <style:style style:name="co2" style:family="table-column">
      <style:table-column-properties fo:break-before="auto" style:column-width="90.11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13739" style:font-name="DejaVu Sans" fo:font-size="15pt" fo:language="none" fo:country="none" fo:font-weight="bold" style:font-name-asian="DejaVu Sans" style:font-size-asian="15pt" style:language-asian="none" style:country-asian="none" style:font-weight-asian="bold" style:font-name-complex="DejaVu Sans" style:font-size-complex="15pt" style:language-complex="none" style:country-complex="none" style:font-weight-complex="bold"/>
    </style:style>
  </office:automatic-styles>
  <office:body>
    <office:spreadsheet>
      <table:table table:name="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Fall Bakeathon 15 Attedance <text:s/>Sheet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3"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Attendees </text:p>
          </table:table-cell>
          <table:table-cell table:style-name="ce2"/>
          <table:table-cell table:style-name="ce2" office:value-type="string" calcext:value-type="string">
            <text:p>Email</text:p>
          </table:table-cell>
          <table:table-cell table:style-name="ce2" table:number-columns-repeated="2"/>
          <table:table-cell table:style-name="ce4" office:value-type="string" calcext:value-type="string">
            <text:p>T-shirt size</text:p>
          </table:table-cell>
          <table:table-cell table:style-name="ce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EA (0)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ohortFS/Red Hat (3)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Dell IDC (0)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Netapp (2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ndy Adamson</text:p>
          </table:table-cell>
          <table:table-cell/>
          <table:table-cell office:value-type="string" calcext:value-type="string">
            <text:p>andros@netapp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rge Mora </text:p>
          </table:table-cell>
          <table:table-cell/>
          <table:table-cell office:value-type="string" calcext:value-type="string">
            <text:p>Jorge.Mora@netapp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Oracle (1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huck Lever</text:p>
          </table:table-cell>
          <table:table-cell/>
          <table:table-cell office:value-type="string" calcext:value-type="string">
            <text:p>chuck.lever@oracle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nasas (0)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imary Data (0)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Red Hat (4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en Coddington</text:p>
          </table:table-cell>
          <table:table-cell/>
          <table:table-cell office:value-type="string" calcext:value-type="string">
            <text:p>bcodding@redhat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ce Fields</text:p>
          </table:table-cell>
          <table:table-cell/>
          <table:table-cell office:value-type="string" calcext:value-type="string">
            <text:p>bfields@redhat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chin Prabhu</text:p>
          </table:table-cell>
          <table:table-cell/>
          <table:table-cell office:value-type="string" calcext:value-type="string">
            <text:p>sprabhu@redhat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eve Dickson</text:p>
          </table:table-cell>
          <table:table-cell/>
          <table:table-cell office:value-type="string" calcext:value-type="string">
            <text:p>steved@redha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Vmware (0)</text:p>
          </table:table-cell>
          <table:table-cell table:number-columns-repeated="7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 style:data-style-name="N2" text:time-value="11:37:34.677372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d </meta:initial-creator>
    <meta:creation-date>2014-08-04T12:33:20.901725668</meta:creation-date>
    <dc:date>2015-09-10T11:59:46.348155022</dc:date>
    <dc:creator>steved </dc:creator>
    <meta:editing-duration>PT1H23M58S</meta:editing-duration>
    <meta:editing-cycles>46</meta:editing-cycles>
    <meta:generator>LibreOffice/4.4.5.2$Linux_X86_64 LibreOffice_project/40$Build-2</meta:generator>
    <meta:document-statistic meta:table-count="1" meta:cell-count="35" meta:object-count="0"/>
  </office:meta>
</office:document-meta>
</file>